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1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6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3" table:number-columns-repeated="3" table:default-cell-style-name="ce32"/>
        <table:table-column table:style-name="co3" table:default-cell-style-name="ce50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4"/>
          <table:covered-table-cell table:style-name="ce35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4"/>
          <table:covered-table-cell table:style-name="ce35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6" office:value-type="string">
            <text:p>6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6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6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7" office:value-type="string">
            <text:p>●</text:p>
          </table:table-cell>
          <table:table-cell table:style-name="ce68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8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4.173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2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2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92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0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6" table:number-columns-repeated="3"/>
          <table:table-cell table:style-name="ce44"/>
          <table:table-cell table:style-name="ce27" table:number-columns-repeated="3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27" table:number-columns-repeated="3"/>
          <table:table-cell table:style-name="ce45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4" table:number-columns-repeated="229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31" table:number-columns-repeated="3"/>
          <table:table-cell table:style-name="ce49"/>
          <table:table-cell table:style-name="ce31" table:number-columns-repeated="3"/>
          <table:table-cell table:style-name="ce49"/>
          <table:table-cell table:style-name="ce63"/>
          <table:table-cell table:style-name="ce31" table:number-columns-repeated="2"/>
          <table:table-cell table:style-name="ce49"/>
          <table:table-cell table:style-name="ce31" table:number-columns-repeated="3"/>
          <table:table-cell table:style-name="ce49"/>
          <table:table-cell table:style-name="ce31" table:number-columns-repeated="3"/>
          <table:table-cell table:style-name="ce49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4"/>
          <table:table-cell table:number-columns-repeated="240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0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65" office:value-type="string">
            <text:p>√</text:p>
          </table:table-cell>
          <table:table-cell table:number-columns-repeated="2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7" office:value-type="string">
            <text:p>●</text:p>
          </table:table-cell>
          <table:table-cell table:style-name="ce68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75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4">14/03/2008</text:date>, <text:time>16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3-14T16:35:50</dc:date>
    <meta:editing-cycles>65</meta:editing-cycles>
    <meta:editing-duration>P5DT8H45M57S</meta:editing-duration>
    <meta:user-defined meta:name="Info 1"/>
    <meta:user-defined meta:name="Info 2"/>
    <meta:user-defined meta:name="Info 3"/>
    <meta:user-defined meta:name="Info 4"/>
    <meta:document-statistic meta:table-count="3" meta:cell-count="712"/>
  </office:meta>
</office:document-meta>
</file>